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59c3" officeooo:paragraph-rsid="000059c3"/>
    </style:style>
    <style:style style:name="P2" style:family="paragraph" style:parent-style-name="Standard">
      <style:text-properties officeooo:rsid="00020620" officeooo:paragraph-rsid="00028307"/>
    </style:style>
    <style:style style:name="P3" style:family="paragraph" style:parent-style-name="Standard">
      <style:text-properties style:text-underline-style="solid" style:text-underline-width="auto" style:text-underline-color="font-color" officeooo:rsid="00020620" officeooo:paragraph-rsid="00020620"/>
    </style:style>
    <style:style style:name="P4" style:family="paragraph" style:parent-style-name="Standard">
      <style:text-properties officeooo:rsid="00028307" officeooo:paragraph-rsid="00028307"/>
    </style:style>
    <style:style style:name="P5" style:family="paragraph" style:parent-style-name="Standard">
      <style:paragraph-properties fo:text-align="center" style:justify-single-word="false"/>
      <style:text-properties officeooo:rsid="000059c3" officeooo:paragraph-rsid="000059c3"/>
    </style:style>
    <style:style style:name="P6" style:family="paragraph" style:parent-style-name="Preformatted_20_Text">
      <style:text-properties officeooo:paragraph-rsid="00028307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20620"/>
    </style:style>
    <style:style style:name="T2" style:family="text">
      <style:text-properties officeooo:rsid="00028307"/>
    </style:style>
    <style:style style:name="T3" style:family="text">
      <style:text-properties style:text-underline-style="solid" style:text-underline-width="auto" style:text-underline-color="font-color" officeooo:rsid="00028307"/>
    </style:style>
    <style:style style:name="T4" style:family="text">
      <style:text-properties style:text-underline-style="solid" style:text-underline-width="auto" style:text-underline-color="font-color" officeooo:rsid="0003890c"/>
    </style:style>
    <style:style style:name="T5" style:family="text">
      <style:text-properties style:text-underline-style="solid" style:text-underline-width="auto" style:text-underline-color="font-color" officeooo:rsid="0004d2c6"/>
    </style:style>
    <style:style style:name="T6" style:family="text">
      <style:text-properties officeooo:rsid="0002d98f"/>
    </style:style>
    <style:style style:name="T7" style:family="text">
      <style:text-properties officeooo:rsid="0003890c"/>
    </style:style>
    <style:style style:name="T8" style:family="text">
      <style:text-properties officeooo:rsid="0004d2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chine Learning – Assignment #1 – Task 3 </text:p>
      <text:p text:style-name="P5">U1425964</text:p>
      <text:p text:style-name="P5"/>
      <text:p text:style-name="P1">The most predictive attribute for classification of plants or animals in the given dataset is TNA. <text:span text:style-name="T1">The following two statistics were used to come to this conclusion.</text:span></text:p>
      <text:p text:style-name="P1"/>
      <text:p text:style-name="P3">Regression coefficients</text:p>
      <text:p text:style-name="P2">Since the attributes are standardised, the absolute value of the coefficients of the predictors should tell us how much each of the attributes affect the final result. <text:span text:style-name="T2">Comparing coefficients from fitting the ClassA dataset using both ridge and lasso regression gave consistent results. TNA </text:span><text:s/><text:span text:style-name="T2">had a coefficient around 0.27 while the others were far below these figures. </text:span></text:p>
      <text:p text:style-name="P2"/>
      <text:p text:style-name="P2"><text:span text:style-name="T3">Change in </text:span><text:span text:style-name="T4">AUC </text:span><text:span text:style-name="T5">with Knn</text:span> </text:p>
      <text:p text:style-name="P4"><text:span text:style-name="T7">AUC</text:span> values when each attribute is dropped one at a time <text:span text:style-name="T7">with Knn </text:span>was compared to confirm the findings <text:s/>from above. The <text:span text:style-name="T7">AUC</text:span> results is given below. </text:p>
      <text:p text:style-name="P4"/>
      <text:p text:style-name="P6">TNA 0.57755656403</text:p>
      <text:p text:style-name="Preformatted_20_Text">c1 0.78244229737</text:p>
      <text:p text:style-name="Preformatted_20_Text">c2 0.716384781795</text:p>
      <text:p text:style-name="Preformatted_20_Text">c3 0.707689292279</text:p>
      <text:p text:style-name="Preformatted_20_Text">m1 0.725499194847</text:p>
      <text:p text:style-name="Preformatted_20_Text">m2 0.707505814994</text:p>
      <text:p text:style-name="Preformatted_20_Text">m3 0.757363002001</text:p>
      <text:p text:style-name="Preformatted_20_Text">n1 0.70984669562</text:p>
      <text:p text:style-name="Preformatted_20_Text">n2 0.759209892809</text:p>
      <text:p text:style-name="Preformatted_20_Text">n3 0.668285756112</text:p>
      <text:p text:style-name="Preformatted_20_Text">p1 0.730037248491</text:p>
      <text:p text:style-name="Preformatted_20_Text">p2 0.705652092584</text:p>
      <text:p text:style-name="P7">p3 0.730646399584</text:p>
      <text:p text:style-name="P6"/>
      <text:p text:style-name="P4">Clearly, <text:span text:style-name="T6">absence of </text:span>TNA <text:span text:style-name="T8">caused the</text:span> biggest <text:span text:style-name="T8">drop in AUC</text:span> implying that they have a higher predictive power in this datase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4:21:37.001033669</meta:creation-date>
    <dc:date>2017-02-08T11:08:25.290995880</dc:date>
    <meta:editing-duration>PT1H42M45S</meta:editing-duration>
    <meta:editing-cycles>3</meta:editing-cycles>
    <meta:generator>LibreOffice/5.2.2.2.0$Linux_X86_64 LibreOffice_project/20m0$Build-2</meta:generator>
    <meta:document-statistic meta:table-count="0" meta:image-count="0" meta:object-count="0" meta:page-count="1" meta:paragraph-count="21" meta:word-count="172" meta:character-count="1117" meta:non-whitespace-character-count="957"/>
  </office:meta>
</office:document-meta>
</file>